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.identityToString( StringBuffer buffer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Utils.Objec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.max( Comparable c1 , Comparable c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Utils.toString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.defaultIfNull( Object object , Objec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.hashCode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.appendIdentityToString( StringBuffer buffer ,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bjectUtils.min( Comparable c1 , Comparable c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Utils.equals( Object object1 , Object object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jectUtils.toString( Object obj , String null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.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tils.identityToString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